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mall Fonts" svg:font-family="'Small Fonts'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ff0000" fo:font-size="16pt" fo:language="en" fo:country="none" style:font-size-asian="16pt" style:font-size-complex="16pt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ff0000" fo:font-size="11pt" fo:language="en" fo:country="none" style:font-size-asian="11pt" style:font-size-complex="11pt"/>
    </style:style>
    <style:style style:name="P3" style:family="paragraph" style:parent-style-name="Standard" style:list-style-name="">
      <style:paragraph-properties fo:margin-top="0in" fo:margin-bottom="0.139in" fo:line-height="115%"/>
      <style:text-properties fo:color="#ff0000" fo:font-size="18pt" fo:language="en" fo:country="none" style:font-size-asian="18pt" style:font-size-complex="18pt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ff0000" fo:font-size="16pt" fo:language="en" fo:country="none" style:font-size-asian="16pt" style:font-size-complex="16pt"/>
    </style:style>
    <style:style style:name="T1" style:family="text">
      <style:text-properties fo:color="#ff0000" fo:font-size="11pt" fo:language="en" fo:country="non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2">1. DiSt1*: =006441</text:p>
      <text:p text:style-name="P3">YO YO D-STRIZZLE I COULDN'T HELP BUT CHECK YOU LOADIN UP ON YOUR SYLLADILLY!</text:p>
      <text:p text:style-name="P3"><text:soft-page-break/>CAN'T FOOL ME HOMES I KNOW WHAT THAT'S ABOUT</text:p>
      <text:p text:style-name="P3">SO I JUST GOT ONE CAN OF SURPRISE NOODLES LEFT TO BUST OPEN HERE AND I KNOW HOW YOU LOVE YOUR NOODLES</text:p>
      <text:p text:style-name="P3">DO YOU WANT TO PLAY A GAME??????????????</text:p>
      <text:p text:style-name="P3">THAT'S SO WHACK! I BEEN WATCHING YOU WASTE NOTHIN BUT TIME ALL LOOKIN AT YOUR HORSE PICTURES AND SHIT</text:p>
      <text:p text:style-name="P3">SO I'M LIKE...</text:p>
      <text:p text:style-name="P3">THAT SHIT'S AS WHACK AS I'M A GUY MADE OF METAL</text:p>
      <text:p text:style-name="P3">SIT YOUR ASS BACK DOWN CAUSE WE GOT SHIT TO SETTLE</text:p>
      <text:p text:style-name="P3">JUST PARK IT ON MY GRILL, YOU BE WHISTLIN LIKE A KETTLE</text:p>
      <text:p text:style-name="P3">IF RAP'S A ONE WHEEL DEVICE YOUR FOOT DON'T REACH THE PEDAL</text:p>
      <text:p text:style-name="P3">WORD!</text:p>
      <text:p text:style-name="P3">DAMN DOGG WHY AS A ROBOT I GOT TO BE SO PREDICTABLY SUSCEPTIBLE TO LIQUID LIKE THIS. IT AIN'T COOL!!!</text:p>
      <text:p text:style-name="P2"><text:soft-page-break/>_</text:p>
      <text:p text:style-name="P1">Act 6 Intermission 2</text:p>
      <text:p text:style-name="P2">_</text:p>
      <text:p text:style-name="P1">Act 6 Act 3</text:p>
      <text:p text:style-name="P2">_</text:p>
      <text:p text:style-name="P2">2*. DiSt2: =007138</text:p>
      <text:p text:style-name="P3">YEAH DOGG!!!</text:p>
      <text:p text:style-name="P2"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2">3. DiSt3: =007658</text:p>
      <text:p text:style-name="P3">YEAH DOGG!!!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mall Fonts" svg:font-family="'Small Fonts'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Small Fonts" fo:font-size="12pt" fo:language="en" fo:country="US" style:font-name-asian="Small Fonts" style:font-size-asian="12pt" style:language-asian="en" style:country-asian="US" style:font-name-complex="Small Font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55" meta:word-count="230" meta:character-count="987"/>
    <meta:generator>OpenOffice/4.1.2$Win32 OpenOffice.org_project/412m3$Build-9782</meta:generator>
  </office:meta>
</office:document-meta>
</file>